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NWE Carole</text:p>
          </table:table-cell>
          <table:table-cell office:value-type="float" office:value="696779402">
            <text:p>696779402</text:p>
          </table:table-cell>
          <table:table-cell office:value-type="string">
            <text:p>caroladanwe@gmail.com</text:p>
          </table:table-cell>
          <table:table-cell office:value-type="string">
            <text:p>DMC</text:p>
          </table:table-cell>
          <table:table-cell office:value-type="float" office:value="8000">
            <text:p>8000</text:p>
          </table:table-cell>
          <table:table-cell office:value-type="string">
            <text:p>11.09.2018</text:p>
          </table:table-cell>
        </table:table-row>
        <table:table-row>
          <table:table-cell office:value-type="string">
            <text:p>DTANKOUO Hugues</text:p>
          </table:table-cell>
          <table:table-cell office:value-type="float" office:value="697736987">
            <text:p>697736987</text:p>
          </table:table-cell>
          <table:table-cell office:value-type="string">
            <text:p><text:a xlink:href="mailto:wopsorh@gmail.com">wopsorh@gmail.com</text:a></text:p>
          </table:table-cell>
          <table:table-cell office:value-type="string">
            <text:p>HD group</text:p>
          </table:table-cell>
          <table:table-cell office:value-type="string">
            <text:p>2000<text:s text:c="2"/>3500<text:s text:c="2"/>2500</text:p>
          </table:table-cell>
          <table:table-cell office:value-type="string">
            <text:p>22.10.2018 25.10.2018</text:p>
          </table:table-cell>
        </table:table-row>
        <table:table-row>
          <table:table-cell office:value-type="string">
            <text:p>MAÏRO Paul</text:p>
          </table:table-cell>
          <table:table-cell office:value-type="float" office:value="690823108">
            <text:p>690823108</text:p>
          </table:table-cell>
          <table:table-cell office:value-type="string">
            <text:p><text:a xlink:href="mailto:akoudanilo@gmail.com">akoudanilo@gmail.com</text:a></text:p>
          </table:table-cell>
          <table:table-cell office:value-type="string">
            <text:p>Maïrosoft</text:p>
          </table:table-cell>
          <table:table-cell office:value-type="string">
            <text:p>4000<text:s text:c="2"/>4000</text:p>
          </table:table-cell>
          <table:table-cell office:value-type="string">
            <text:p>09.10.2018 30.10.2018</text:p>
          </table:table-cell>
        </table:table-row>
        <table:table-row>
          <table:table-cell office:value-type="string">
            <text:p>DONFACK Dimitri</text:p>
          </table:table-cell>
          <table:table-cell office:value-type="float" office:value="656782656">
            <text:p>656782656</text:p>
          </table:table-cell>
          <table:table-cell office:value-type="string">
            <text:p><text:a xlink:href="mailto:dimitridonfack60@gmail.com">dimitridonfack60@gmail.com</text:a></text:p>
          </table:table-cell>
          <table:table-cell office:value-type="string">
            <text:p>DD empire</text:p>
          </table:table-cell>
          <table:table-cell office:value-type="string">
            <text:p>5000<text:s text:c="2"/>3000</text:p>
          </table:table-cell>
          <table:table-cell office:value-type="string">
            <text:p>27.09.2018 30.09.2018</text:p>
          </table:table-cell>
        </table:table-row>
        <table:table-row>
          <table:table-cell office:value-type="string">
            <text:p>FOKOU Osvaldo</text:p>
          </table:table-cell>
          <table:table-cell office:value-type="float" office:value="690288545">
            <text:p>690288545</text:p>
          </table:table-cell>
          <table:table-cell office:value-type="string">
            <text:p><text:a xlink:href="mailto:osvalguiany@yahoo.com">osvalguiany@yahoo.com</text:a></text:p>
          </table:table-cell>
          <table:table-cell office:value-type="string">
            <text:p>Noweday</text:p>
          </table:table-cell>
          <table:table-cell office:value-type="string">
            <text:p>2500<text:s text:c="2"/>5000<text:s text:c="2"/>500</text:p>
          </table:table-cell>
          <table:table-cell office:value-type="string">
            <text:p>23.09.2018 24.09.2018 25.09.2018</text:p>
          </table:table-cell>
        </table:table-row>
        <table:table-row>
          <table:table-cell office:value-type="string">
            <text:p>NGUETCHOUANG</text:p>
          </table:table-cell>
          <table:table-cell office:value-type="float" office:value="697736987">
            <text:p>697736987</text:p>
          </table:table-cell>
          <table:table-cell office:value-type="string">
            <text:p><text:a xlink:href="mailto:wopsorh@gmail.com">wopsorh@gmail.com</text:a></text:p>
          </table:table-cell>
          <table:table-cell office:value-type="string">
            <text:p>HD group</text:p>
          </table:table-cell>
          <table:table-cell office:value-type="string">
            <text:p>2000<text:s text:c="2"/>3500<text:s text:c="2"/>2500</text:p>
          </table:table-cell>
          <table:table-cell office:value-type="string">
            <text:p>22.10.2018 24.10.2018 25.10.2018</text:p>
          </table:table-cell>
        </table:table-row>
        <table:table-row>
          <table:table-cell office:value-type="string">
            <text:p>John Doe</text:p>
          </table:table-cell>
          <table:table-cell office:value-type="string">
            <text:p>679890989</text:p>
          </table:table-cell>
          <table:table-cell office:value-type="string">
            <text:p>you@example.com</text:p>
          </table:table-cell>
          <table:table-cell office:value-type="string">
            <text:p>Entreprise</text:p>
          </table:table-cell>
          <table:table-cell office:value-type="string">
            <text:p>5000</text:p>
          </table:table-cell>
          <table:table-cell office:value-type="string">
            <text:p>11.12.2018</text:p>
          </table:table-cell>
        </table:table-row>
        <table:table-row>
          <table:table-cell office:value-type="string">
            <text:p>Sourec Séraphin</text:p>
          </table:table-cell>
          <table:table-cell office:value-type="string">
            <text:p>690461254</text:p>
          </table:table-cell>
          <table:table-cell office:value-type="string">
            <text:p>srcsf1@gmail.com</text:p>
          </table:table-cell>
          <table:table-cell office:value-type="string">
            <text:p>Unity</text:p>
          </table:table-cell>
          <table:table-cell office:value-type="string">
            <text:p>60000</text:p>
          </table:table-cell>
          <table:table-cell office:value-type="string">
            <text:p>20.11.</text:p>
          </table:table-cell>
        </table:table-row>
        <table:table-row>
          <table:table-cell office:value-type="string">
            <text:p>dmc</text:p>
          </table:table-cell>
          <table:table-cell office:value-type="string">
            <text:p>677777777</text:p>
          </table:table-cell>
          <table:table-cell office:value-type="string">
            <text:p>you@exemple.com</text:p>
          </table:table-cell>
          <table:table-cell office:value-type="string">
            <text:p>tnt</text:p>
          </table:table-cell>
          <table:table-cell office:value-type="string">
            <text:p>4550</text:p>
          </table:table-cell>
          <table:table-cell office:value-type="string">
            <text:p>2018-11-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1</meta:generator>
  </office:meta>
</office:document-meta>
</file>